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39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0pt" officeooo:rsid="004220e9" officeooo:paragraph-rsid="004220e9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66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officeooo:rsid="001afff3"/>
    </style:style>
    <style:style style:name="T16" style:family="text">
      <style:text-properties officeooo:rsid="0021eb72"/>
    </style:style>
    <style:style style:name="T17" style:family="text">
      <style:text-properties officeooo:rsid="0023ec5e"/>
    </style:style>
    <style:style style:name="T18" style:family="text">
      <style:text-properties officeooo:rsid="0024d25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cf346" style:font-size-asian="10pt" style:font-size-complex="10pt"/>
    </style:style>
    <style:style style:name="T21" style:family="text">
      <style:text-properties fo:font-size="10pt" officeooo:rsid="002c312e" style:font-size-asian="10pt" style:font-size-complex="10pt"/>
    </style:style>
    <style:style style:name="T22" style:family="text">
      <style:text-properties fo:font-size="10pt" officeooo:rsid="00380b60" style:font-size-asian="10pt" style:font-size-complex="10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2c312e"/>
    </style:style>
    <style:style style:name="T25" style:family="text">
      <style:text-properties officeooo:rsid="003d729b"/>
    </style:style>
    <style:style style:name="T26" style:family="text">
      <style:text-properties officeooo:rsid="003f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230233757439266" text:continue-numbering="true" text:style-name="L1">
        <text:list-header>
          <text:p text:style-name="P25"/>
        </text:list-header>
        <text:list-item>
          <text:p text:style-name="P13">H<text:span text:style-name="T15">ave the home starting content const appear on home route.</text:span></text:p>
        </text:list-item>
        <text:list-item>
          <text:p text:style-name="P13">A<text:span text:style-name="T15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30235716575037" text:continue-numbering="true" text:style-name="L1">
        <text:list-header>
          <text:p text:style-name="P26"/>
        </text:list-header>
        <text:list-item>
          <text:p text:style-name="P35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30235231799252" text:continue-numbering="true" text:style-name="L1">
        <text:list-header>
          <text:p text:style-name="P27"/>
        </text:list-header>
        <text:list-item>
          <text:p text:style-name="P36">C<text:span text:style-name="T16">reate new folder called partials</text:span></text:p>
        </text:list-item>
        <text:list-item>
          <text:p text:style-name="P60">Move header and foot to partials folder.</text:p>
        </text:list-item>
        <text:list-item>
          <text:p text:style-name="P60">Change links on home.ejs to work with files in new location.</text:p>
        </text:list-item>
      </text:list>
      <text:p text:style-name="P14"/>
      <text:p text:style-name="P40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 text:c="3"/>//<text:span text:style-name="T17">Answer</text:span></text:p>
      <text:p text:style-name="P40"><text:s text:c="2"/>&lt;%- include("partials/header"); -%&gt;</text:p>
      <text:p text:style-name="P40"><text:s text:c="2"/>&lt;/head&gt;</text:p>
      <text:p text:style-name="P40"><text:s text:c="2"/>&lt;body&gt;</text:p>
      <text:p text:style-name="P40"><text:s text:c="4"/>&lt;h1&gt;Home&lt;/h1&gt;</text:p>
      <text:p text:style-name="P40"><text:s text:c="4"/>&lt;p&gt;&lt;%= postContent %&gt;&lt;/p&gt;</text:p>
      <text:p text:style-name="P40"><text:s text:c="2"/>&lt;/body&gt;</text:p>
      <text:p text:style-name="P40"><text:s text:c="2"/>&lt;%- include("partials/footer"); -%&gt;</text:p>
      <text:p text:style-name="P40"/>
      <text:p text:style-name="P17"><text:span text:style-name="T3">Challenge </text:span><text:span text:style-name="T7">5</text:span></text:p>
      <text:list xml:id="list230233921303506" text:continue-numbering="true" text:style-name="L1">
        <text:list-header>
          <text:p text:style-name="P28"/>
        </text:list-header>
        <text:list-item>
          <text:p text:style-name="P37">A<text:span text:style-name="T18">dd functionality to allow URL “localhost:3000/about” to redirect to about.ejs page.</text:span></text:p>
        </text:list-item>
        <text:list-item>
          <text:p text:style-name="P61">Apply same header and foot to about.ejs page.</text:p>
        </text:list-item>
        <text:list-item>
          <text:p text:style-name="P62">Apply above to contact page also.</text:p>
        </text:list-item>
        <text:list-item>
          <text:p text:style-name="P64">Have const for contactContact and aboutContent posted to corresponding ejs pages.</text:p>
        </text:list-item>
      </text:list>
      <text:p text:style-name="P15"/>
      <text:p text:style-name="P42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2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68"><text:s text:c="2"/><text:span text:style-name="T23">&lt;!DOCTYPE html&gt;</text:span></text:p>
            <text:p text:style-name="P71">&lt;html lang="en" dir="ltr"&gt;</text:p>
            <text:p text:style-name="P71"><text:s text:c="2"/>&lt;head&gt;</text:p>
            <text:p text:style-name="P71"><text:s text:c="4"/>&lt;meta charset="utf-8"&gt;</text:p>
            <text:p text:style-name="P71"><text:s text:c="4"/>&lt;title&gt;About&lt;/title&gt;</text:p>
            <text:p text:style-name="P71"><text:s text:c="4"/>&lt;%- include("partials/header"); -%&gt;</text:p>
            <text:p text:style-name="P71"><text:s text:c="2"/>&lt;/head&gt;</text:p>
            <text:p text:style-name="P71"><text:s text:c="2"/>&lt;body&gt;</text:p>
            <text:p text:style-name="P71"><text:s text:c="4"/>&lt;h1&gt;About&lt;/h1&gt;</text:p>
            <text:p text:style-name="P71"><text:s text:c="4"/>&lt;p&gt;&lt;%= postContent %&gt;&lt;/p&gt;</text:p>
            <text:p text:style-name="P71"><text:s text:c="2"/>&lt;/body&gt;</text:p>
            <text:p text:style-name="P71"><text:s text:c="2"/>&lt;%- include("partials/footer"); -%&gt;</text:p>
            <text:p text:style-name="P71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2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68">&lt;html lang="en" dir="ltr"&gt;</text:p>
            <text:p text:style-name="P68"><text:s text:c="2"/>&lt;head&gt;</text:p>
            <text:p text:style-name="P68"><text:s text:c="4"/>&lt;meta charset="utf-8"&gt;</text:p>
            <text:p text:style-name="P68"><text:s text:c="4"/>&lt;title&gt;Contact&lt;/title&gt;</text:p>
            <text:p text:style-name="P68"><text:s text:c="4"/>&lt;%- include("partials/header"); -%&gt;</text:p>
            <text:p text:style-name="P68"><text:s text:c="2"/>&lt;/head&gt;</text:p>
            <text:p text:style-name="P68"><text:s text:c="2"/>&lt;body&gt;</text:p>
            <text:p text:style-name="P68"><text:s text:c="4"/>&lt;h1&gt;Contact&lt;/h1&gt;</text:p>
            <text:p text:style-name="P68"><text:s text:c="4"/>&lt;p&gt;&lt;%= postContent %&gt;&lt;/p&gt;</text:p>
            <text:p text:style-name="P68"><text:s text:c="2"/>&lt;/body&gt;</text:p>
            <text:p text:style-name="P68"><text:s text:c="2"/>&lt;%- include("partials/footer"); -%&gt;</text:p>
            <text:p text:style-name="P68">&lt;/html&gt;</text:p>
          </table:table-cell>
        </table:table-row>
      </table:table>
      <text:p text:style-name="P42"><text:line-break/></text:p>
      <text:p text:style-name="P18"><text:span text:style-name="T3">Challenge </text:span><text:span text:style-name="T8">6</text:span></text:p>
      <text:list xml:id="list230234525964090" text:continue-numbering="true" text:style-name="L1">
        <text:list-header>
          <text:p text:style-name="P29"/>
        </text:list-header>
        <text:list-item>
          <text:p text:style-name="P38">U<text:span text:style-name="T24">pdate code to link correct pages to nav bar options.</text:span></text:p>
          <text:p text:style-name="P63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69">... </text:p>
            <text:p text:style-name="P69"/>
            <text:p text:style-name="P69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69">..</text:p>
          </table:table-cell>
        </table:table-row>
      </table:table>
      <text:p text:style-name="P43"><text:line-break/><text:span text:style-name="T9">Challenge </text:span><text:span text:style-name="T10">7</text:span></text:p>
      <text:list xml:id="list230235479854785" text:continue-numbering="true" text:style-name="L1">
        <text:list-header>
          <text:p text:style-name="P30"/>
        </text:list-header>
        <text:list-item>
          <text:p text:style-name="P48">U<text:span text:style-name="T24">pdate code to load compose from localhost:3000/compose</text:span></text:p>
        </text:list-item>
        <text:list-item>
          <text:p text:style-name="P52">have an h1 that says “compose”</text:p>
        </text:list-item>
        <text:list-item>
          <text:p text:style-name="P52">text input with a button labeled “publish” next to it.</text:p>
        </text:list-item>
      </text:list>
      <text:p text:style-name="P41"/>
      <text:list xml:id="list230235319928654" text:continue-numbering="true" text:style-name="L1">
        <text:list-item>
          <text:p text:style-name="P53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55">Answer below</text:p>
              <text:p text:style-name="P55"/>
            </text:list-item>
          </text:list>
        </text:list-item>
      </text:list>
      <text:p text:style-name="P54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70"><text:s text:c="4"/>&lt;%- include("partials/header"); -%&gt;</text:p>
            <text:p text:style-name="P68"><text:s text:c="2"/>&lt;/head&gt;</text:p>
            <text:p text:style-name="P68"><text:s text:c="2"/>&lt;body&gt;</text:p>
            <text:p text:style-name="P68"><text:s text:c="4"/>&lt;h1&gt;Compose&lt;/h1&gt;</text:p>
            <text:p text:style-name="P68"><text:s text:c="4"/>&lt;input type="text" name="" value=""&gt;</text:p>
            <text:p text:style-name="P68"><text:s text:c="4"/>&lt;button type="submit" name="button"&gt;Publish&lt;/button&gt;</text:p>
            <text:p text:style-name="P68"><text:s text:c="2"/>&lt;/body&gt;</text:p>
            <text:p text:style-name="P68"><text:s text:c="2"/>&lt;%- include("partials/footer"); -%&gt;</text:p>
          </table:table-cell>
          <table:table-cell table:style-name="Table4.B1" office:value-type="string">
            <text:p text:style-name="P68">//Compose Route<text:line-break/>app.get("/compose", function(req,res) {<text:line-break/> <text:s/>res.render("compose");<text:line-break/>});</text:p>
          </table:table-cell>
        </table:table-row>
      </table:table>
      <text:p text:style-name="P54"/>
      <text:p text:style-name="P44"><text:span text:style-name="T9">Challenge </text:span><text:span text:style-name="T11">8</text:span></text:p>
      <text:list xml:id="list230234260381642" text:continue-numbering="true" text:style-name="L1">
        <text:list-header>
          <text:p text:style-name="P31"/>
        </text:list-header>
        <text:list-item>
          <text:p text:style-name="P21"><text:span text:style-name="T20">U</text:span><text:span text:style-name="T21">pdate code to c</text:span><text:span text:style-name="T22">onsole.log anything entered into text input after publish button is pressed.</text:span></text:p>
          <text:list>
            <text:list-item>
              <text:p text:style-name="P65"><text:span text:style-name="T22">A</text:span><text:span text:style-name="T19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7"><text:s text:c="4"/>&lt;form class="" action="/compose" method="post"&gt;</text:p>
            <text:p text:style-name="P67"><text:s text:c="6"/>&lt;input type="text" name="postTitle" value=""&gt;</text:p>
            <text:p text:style-name="P67"><text:s text:c="6"/>&lt;button type="submit" name="button"&gt;Publish&lt;/button&gt;</text:p>
            <text:p text:style-name="P67"><text:s text:c="4"/>&lt;/form&gt;</text:p>
          </table:table-cell>
          <table:table-cell table:style-name="Table5.B1" office:value-type="string">
            <text:p text:style-name="P67">app.post("/compose", function(req,res) {<text:line-break/> <text:s/>console.log(req.body.postTitle);<text:line-break/>});</text:p>
          </table:table-cell>
        </table:table-row>
      </table:table>
      <text:p text:style-name="P66"><text:span text:style-name="T19"/></text:p>
      <text:p text:style-name="P45"><text:span text:style-name="T9">Challenge </text:span><text:span text:style-name="T12">9</text:span></text:p>
      <text:list xml:id="list230235539854737" text:continue-numbering="true" text:style-name="L1">
        <text:list-header>
          <text:p text:style-name="P32"/>
        </text:list-header>
        <text:list-item>
          <text:p text:style-name="P49">T<text:span text:style-name="T25">ransform compost page. </text:span></text:p>
          <text:list>
            <text:list-item>
              <text:p text:style-name="P56">Make it look like this.</text:p>
            </text:list-item>
          </text:list>
        </text:list-item>
      </text:list>
      <text:p text:style-name="P51"/>
      <text:p text:style-name="P51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230234901343912" text:continue-numbering="true" text:style-name="L1">
        <text:list-item>
          <text:p text:style-name="P56">Bootstrap enabled on both inputs. Title is single line</text:p>
        </text:list-item>
        <text:list-item>
          <text:p text:style-name="P56">Multiline textbox (add using HTML)</text:p>
        </text:list-item>
        <text:list-item>
          <text:p text:style-name="P56">Make publish button blue, and make it look like image above.</text:p>
        </text:list-item>
        <text:list-item>
          <text:p text:style-name="P56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72"><text:s text:c="2"/>&lt;form&gt;</text:p>
            <text:p text:style-name="P72"><text:s text:c="6"/>&lt;div class="form-group"&gt;</text:p>
            <text:p text:style-name="P72"><text:s text:c="8"/>&lt;label&gt;Title&lt;/label&gt;</text:p>
            <text:p text:style-name="P72"><text:s text:c="8"/>&lt;input type="text" class="form-control" id="postTitle" value=""&gt;</text:p>
            <text:p text:style-name="P72"><text:s text:c="6"/>&lt;/div&gt;</text:p>
            <text:p text:style-name="P72"><text:s text:c="6"/>&lt;div class="form-group"&gt;</text:p>
            <text:p text:style-name="P72"><text:s text:c="8"/>&lt;label&gt;Post&lt;/label&gt;</text:p>
            <text:p text:style-name="P72"><text:s text:c="8"/>&lt;textarea name="postContent" class="form-control" rows="8" cols="80"&gt;&lt;/textarea&gt;</text:p>
            <text:p text:style-name="P72"><text:s text:c="6"/>&lt;/div&gt;</text:p>
            <text:p text:style-name="P72"><text:s text:c="6"/>&lt;button type="submit" class="btn btn-primary"&gt;Publish&lt;/button&gt;</text:p>
            <text:p text:style-name="P72"><text:s text:c="4"/>&lt;/form&gt;</text:p>
          </table:table-cell>
        </table:table-row>
      </table:table>
      <text:p text:style-name="P57"/>
      <text:p text:style-name="P57"/>
      <text:p text:style-name="P46"><text:soft-page-break/><text:span text:style-name="T9">Challenge </text:span><text:span text:style-name="T13">10</text:span></text:p>
      <text:list xml:id="list230234242640961" text:continue-numbering="true" text:style-name="L1">
        <text:list-header>
          <text:p text:style-name="P33"/>
        </text:list-header>
        <text:list-item>
          <text:p text:style-name="P50">C<text:span text:style-name="T26">reate a javascript object thats called “post”.</text:span></text:p>
        </text:list-item>
        <text:list-item>
          <text:p text:style-name="P58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8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7"><text:span text:style-name="T9">Challenge </text:span><text:span text:style-name="T13">1</text:span><text:span text:style-name="T14">1</text:span></text:p>
      <text:list xml:id="list230234107693627" text:continue-numbering="true" text:style-name="L1">
        <text:list-header>
          <text:p text:style-name="P34"/>
        </text:list-header>
        <text:list-item>
          <text:p text:style-name="P59">c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3:02:33.462000000</dc:date>
    <meta:editing-duration>PT2H29M33S</meta:editing-duration>
    <meta:editing-cycles>40</meta:editing-cycles>
    <meta:generator>LibreOffice/6.3.4.2$Windows_X86_64 LibreOffice_project/60da17e045e08f1793c57c00ba83cdfce946d0aa</meta:generator>
    <meta:document-statistic meta:table-count="7" meta:image-count="3" meta:object-count="0" meta:page-count="5" meta:paragraph-count="133" meta:word-count="528" meta:character-count="4207" meta:non-whitespace-character-count="3560"/>
  </office:meta>
</office:document-meta>
</file>